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="" draw:marker-start-width="0.28cm" draw:marker-start-center="true" draw:marker-end="Linienspitzen_20_1" draw:marker-end-width="0.28cm" draw:marker-end-center="true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dash" draw:stroke-dash="Double_20_Dash_20__28_Rounded_29_" svg:stroke-width="0.05cm" svg:stroke-color="#000000" draw:marker-start="" draw:marker-start-width="0.28cm" draw:marker-start-center="true" draw:marker-end="" draw:marker-end-width="0.28cm" draw:marker-end-center="true" svg:stroke-linecap="round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="Dimension_20_Line" draw:marker-start-width="0.28cm" draw:marker-start-center="true" draw:marker-end="Dimension_20_Line" draw:marker-end-width="0.28cm" draw:marker-end-center="true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3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1.25cm"/>
    </style:style>
    <style:style style:name="gr8" style:family="graphic" style:parent-style-name="objectwithoutfill">
      <style:graphic-properties draw:stroke="solid" draw:stroke-dash="Double_20_Dash_20__28_Rounded_29_" svg:stroke-width="0.05cm" svg:stroke-color="#000000" draw:marker-start="Dimension_20_Line" draw:marker-start-width="0.28cm" draw:marker-start-center="true" draw:marker-end="Dimension_20_Line" draw:marker-end-width="0.28cm" draw:marker-end-center="true" svg:stroke-linecap="round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35cm" fo:min-width="3.85cm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6cm" svg:y1="13.7cm" svg:x2="15.6cm" svg:y2="5.3cm">
            <text:p/>
          </draw:line>
          <draw:g>
            <svg:title>TexMaths</svg:title>
            <svg:desc>18§latex§$\vec{r}$§svg§600§TRUE§</svg:desc>
            <draw:g>
              <draw:path draw:style-name="gr2" draw:text-style-name="P2" draw:layer="layout" svg:width="0.277cm" svg:height="0.123cm" svg:x="6.546cm" svg:y="0.901cm" svg:viewBox="0 0 278 124" svg:d="M223 75c-9 7-29 25-29 36 0 7 5 13 12 13 6 0 8-4 11-8 7-8 22-26 50-41 4-2 11-5 11-12s-5-9-9-13c-14-9-21-21-25-36-2-5-4-14-12-14-9 0-13 9-13 14 0 2 4 22 14 36-70 0-141 0-211 0-11 0-22 0-22 13 0 12 11 12 22 12 67 0 134 0 201 0z">
                <text:p/>
              </draw:path>
              <draw:path draw:style-name="gr2" draw:text-style-name="P2" draw:layer="layout" svg:width="0.256cm" svg:height="0.284cm" svg:x="6.469cm" svg:y="1.071cm" svg:viewBox="0 0 257 285" svg:d="M38 240c-2 11-6 25-6 27 0 13 9 18 18 18 7 0 20-5 24-18 1-2 23-88 25-99 5-21 16-64 19-82 4-7 20-38 36-50 6-6 24-22 51-22 16 0 25 8 27 8-20 3-35 17-35 34 0 10 8 23 26 23 17 0 34-14 34-38 0-21-20-41-52-41-42 0-69 30-81 48-6-26-27-48-58-48-28 0-41 25-46 36-11 21-20 59-20 61 0 7 7 7 9 7 5 0 7-2 11-14 11-45 23-76 45-76 10 0 19 6 19 29 0 13-1 20-10 54-12 48-24 95-36 143z">
                <text:p/>
              </draw:path>
            </draw:g>
          </draw:g>
          <draw:g>
            <svg:title>TexMaths</svg:title>
            <svg:desc>18§latex§$\vec{\omega}\parallel\hat{n}$§svg§600§TRUE§</svg:desc>
            <draw:g>
              <draw:path draw:style-name="gr2" draw:text-style-name="P2" draw:layer="layout" svg:width="0.279cm" svg:height="0.123cm" svg:x="15.562cm" svg:y="4.382cm" svg:viewBox="0 0 280 124" svg:d="M225 75c-9 8-31 26-31 36 0 7 7 13 13 13 5 0 9-4 12-7 7-11 22-27 51-42 3-3 10-5 10-12s-5-11-9-13c-14-11-21-21-27-36 0-7-3-14-12-14s-13 7-13 13c0 3 6 23 16 37-71 0-142 0-213 0-11 0-22 0-22 13 0 12 11 12 22 12 67 0 135 0 203 0z">
                <text:p/>
              </draw:path>
              <draw:path draw:style-name="gr2" draw:text-style-name="P2" draw:layer="layout" svg:width="0.375cm" svg:height="0.284cm" svg:x="15.452cm" svg:y="4.553cm" svg:viewBox="0 0 376 285" svg:d="M376 45c0-29-13-45-26-45-16 0-34 16-34 31 0 5 4 12 9 17 11 9 24 27 24 54 0 25-13 61-33 90-18 27-41 49-72 49-36 0-55-24-61-58 8-16 22-56 22-73 0-8-4-15-11-15-5 0-12 2-18 11-7 12-14 54-14 77-22 29-47 58-87 58-41 0-53-38-53-74 0-77 64-144 64-153 0-7-5-10-12-10-9 0-13 7-16 12-33 47-58 122-58 180 0 43 16 89 67 89 44 0 75-32 97-66 7 38 30 66 70 66 48 0 79-37 102-86 14-30 40-116 40-154z">
                <text:p/>
              </draw:path>
              <draw:path draw:style-name="gr2" draw:text-style-name="P2" draw:layer="layout" svg:width="0.148cm" svg:height="0.629cm" svg:x="16.119cm" svg:y="4.359cm" svg:viewBox="0 0 149 630" svg:d="M25 22c0-9 0-22-12-22-13 0-13 14-13 23 0 195 0 389 0 584 0 9 0 23 13 23 12 0 12-12 12-21 0-196 0-392 0-587zM149 23c0-9 0-23-12-23-13 0-13 13-13 22 0 195 0 391 0 587 0 9 0 21 13 21 12 0 12-14 12-23 0-195 0-389 0-584z">
                <text:p/>
              </draw:path>
              <draw:path draw:style-name="gr2" draw:text-style-name="P2" draw:layer="layout" svg:width="0.166cm" svg:height="0.096cm" svg:x="16.633cm" svg:y="4.395cm" svg:viewBox="0 0 167 97" svg:d="M84 0c-28 29-56 57-84 86 4 4 7 7 11 11 24-22 49-43 73-65 24 22 48 43 72 65 4-4 8-7 11-11-27-29-55-57-83-86z">
                <text:p/>
              </draw:path>
              <draw:path draw:style-name="gr2" draw:text-style-name="P2" draw:layer="layout" svg:width="0.342cm" svg:height="0.284cm" svg:x="16.545cm" svg:y="4.553cm" svg:viewBox="0 0 343 285" svg:d="M38 241c-2 10-6 25-6 28 0 11 9 16 18 16 8 0 20-5 24-18 0-1 9-30 12-46 5-19 10-37 15-56 3-14 7-29 10-43 2-11 8-29 8-30 9-20 43-78 102-78 29 0 34 24 34 43 0 40-30 121-41 148-6 14-6 21-6 28 0 31 22 52 53 52 59 0 82-91 82-97 0-5-5-5-7-5-7 0-7 2-11 11-12 43-32 77-64 77-11 0-15-5-15-20 0-16 6-30 11-45 13-34 40-102 40-138 0-43-27-68-74-68-56 0-86 41-97 56-4-36-31-56-59-56-29 0-42 25-47 36-11 21-20 59-20 61 0 7 7 7 9 7 5 0 5-2 11-14 11-45 23-76 45-76 12 0 19 8 19 29 0 13-1 20-10 52-12 49-24 97-36 146z">
                <text:p/>
              </draw:path>
            </draw:g>
          </draw:g>
          <draw:line draw:style-name="gr1" draw:text-style-name="P1" draw:layer="layout" svg:x1="1.648cm" svg:y1="13.676cm" svg:x2="6.6cm" svg:y2="1.7cm">
            <text:p/>
          </draw:line>
          <draw:line draw:style-name="gr3" draw:text-style-name="P1" draw:layer="layout" svg:x1="11.35cm" svg:y1="9.45cm" svg:x2="6.626cm" svg:y2="1.648cm">
            <text:p/>
          </draw:line>
          <draw:line draw:style-name="gr4" draw:text-style-name="P1" draw:layer="layout" svg:x1="1.074cm" svg:y1="13.424cm" svg:x2="6.026cm" svg:y2="1.448cm">
            <text:p/>
          </draw:line>
          <draw:g>
            <draw:custom-shape draw:style-name="gr5" draw:text-style-name="P3" draw:layer="layout" svg:width="0.85cm" svg:height="0.85cm" svg:x="3.2cm" svg:y="6.65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8§latex§$r$§svg§600§FALSE§</svg:desc>
              <draw:g>
                <draw:path draw:style-name="gr6" draw:text-style-name="P4" draw:layer="layout" svg:width="0.21cm" svg:height="0.218cm" svg:x="3.582cm" svg:y="6.937cm" svg:viewBox="0 0 211 219" svg:d="M0 0c70 0 141 0 211 0 0 73 0 146 0 219-70 0-141 0-211 0 0-73 0-146 0-219z">
                  <text:p/>
                </draw:path>
                <draw:path draw:style-name="gr2" draw:text-style-name="P2" draw:layer="layout" svg:width="0.253cm" svg:height="0.282cm" svg:x="3.57cm" svg:y="6.905cm" svg:viewBox="0 0 254 283" svg:d="M38 240c-2 9-6 23-6 27 0 11 7 16 18 16 7 0 18-5 23-18 0-2 22-88 24-98 5-20 18-65 21-81 2-9 20-38 34-52 5-4 23-20 50-20 16 0 25 7 27 7-20 4-32 18-32 35 0 10 6 21 23 21s34-14 34-36c0-23-20-41-52-41-41 0-68 30-80 48-4-28-27-48-56-48-28 0-41 25-46 36-11 21-20 59-20 61 0 5 5 3 7 5 7 0 7 0 11-14 11-45 23-74 46-74 11 0 18 4 18 29 0 13-1 20-9 52-12 48-23 97-35 145z">
                  <text:p/>
                </draw:path>
              </draw:g>
            </draw:g>
          </draw:g>
          <draw:line draw:style-name="gr4" draw:text-style-name="P1" draw:layer="layout" svg:x1="2.048cm" svg:y1="14.266cm" svg:x2="10.848cm" svg:y2="8.986cm">
            <text:p/>
          </draw:line>
          <draw:g>
            <draw:custom-shape draw:style-name="gr7" draw:text-style-name="P3" draw:layer="layout" svg:width="1.75cm" svg:height="1cm" svg:x="6.4cm" svg:y="10.9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8§latex§$\hat{n}\cdot\vec{r}$§svg§600§TRUE§</svg:desc>
              <draw:g>
                <draw:path draw:style-name="gr2" draw:text-style-name="P2" draw:layer="layout" svg:width="0.166cm" svg:height="0.096cm" svg:x="6.74cm" svg:y="11.172cm" svg:viewBox="0 0 167 97" svg:d="M85 0c-29 29-57 57-85 86 4 4 7 7 11 11 24-22 49-43 74-65 23 22 47 43 71 65 4-4 8-7 11-11-27-29-55-57-82-86z">
                  <text:p/>
                </draw:path>
                <draw:path draw:style-name="gr2" draw:text-style-name="P2" draw:layer="layout" svg:width="0.342cm" svg:height="0.284cm" svg:x="6.652cm" svg:y="11.33cm" svg:viewBox="0 0 343 285" svg:d="M38 240c-2 11-6 25-6 27 0 13 9 18 18 18 8 0 20-5 24-18 0-2 9-30 12-47 5-18 10-37 15-55 3-14 7-29 9-43 3-11 9-29 9-31 9-19 43-77 102-77 29 0 34 24 34 45 0 38-30 118-41 145-5 15-5 22-5 29 0 30 21 52 52 52 59 0 82-91 82-97 0-7-5-7-9-7-5 0-5 4-9 13-12 43-32 77-64 77-11 0-15-6-15-20 0-16 6-32 11-45 13-34 40-102 40-138 0-43-27-68-74-68-56 0-86 41-97 56-4-36-31-56-59-56-29 0-42 25-47 36-11 21-20 59-20 61 0 7 7 7 9 7 5 0 5-2 11-14 11-45 23-76 45-76 12 0 20 9 20 29 0 13-2 20-11 54-12 48-24 95-36 143z">
                  <text:p/>
                </draw:path>
                <draw:path draw:style-name="gr2" draw:text-style-name="P2" draw:layer="layout" svg:width="0.066cm" svg:height="0.065cm" svg:x="7.208cm" svg:y="11.418cm" svg:viewBox="0 0 67 66" svg:d="M67 34c0-20-15-34-33-34s-34 15-34 34 16 32 34 32 33-14 33-32z">
                  <text:p/>
                </draw:path>
                <draw:path draw:style-name="gr2" draw:text-style-name="P2" draw:layer="layout" svg:width="0.279cm" svg:height="0.123cm" svg:x="7.564cm" svg:y="11.16cm" svg:viewBox="0 0 280 124" svg:d="M225 75c-9 7-31 25-31 36 0 7 7 13 13 13 7 0 9-4 12-8 8-8 22-26 51-41 3-2 10-5 10-12s-5-9-8-13c-15-9-22-21-27-36 0-5-5-14-13-14s-13 9-13 14c0 2 6 22 17 36-71 0-142 0-213 0-10 0-23 0-23 13 0 12 13 12 23 12 68 0 135 0 202 0z">
                  <text:p/>
                </draw:path>
                <draw:path draw:style-name="gr2" draw:text-style-name="P2" draw:layer="layout" svg:width="0.256cm" svg:height="0.284cm" svg:x="7.488cm" svg:y="11.33cm" svg:viewBox="0 0 257 285" svg:d="M36 240c-2 11-5 25-5 27 0 13 9 18 18 18s19-5 23-18c2-2 23-88 25-99 5-21 18-64 22-82 1-7 19-38 34-50 5-6 23-22 50-22 18 0 18 5 27 8-18 3-32 17-32 34 0 10 6 23 23 23s36-14 36-38c0-21-21-41-54-41-39 0-68 30-79 48-5-26-29-48-57-48-31 0-42 25-47 36-13 21-20 59-20 61 0 7 5 7 7 7 6 0 7-2 11-14 11-45 23-76 47-76 11 0 18 6 18 29 0 13-2 20-9 54-13 48-25 95-38 143z">
                  <text:p/>
                </draw:path>
              </draw:g>
            </draw:g>
          </draw:g>
          <draw:line draw:style-name="gr8" draw:text-style-name="P1" draw:layer="layout" svg:x1="11.166cm" svg:y1="7.688cm" svg:x2="7.326cm" svg:y2="1.348cm">
            <text:p/>
          </draw:line>
          <draw:g>
            <draw:custom-shape draw:style-name="gr9" draw:text-style-name="P3" draw:layer="layout" svg:width="4.35cm" svg:height="1.6cm" svg:x="8.8cm" svg:y="3.6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8§latex§$r_{\perp}=\sqrt{r^{2}-\left(\hat{n}\cdot\vec{r}\right)^{2}}$§svg§600§TRUE§</svg:desc>
              <draw:g>
                <draw:path draw:style-name="gr2" draw:text-style-name="P2" draw:layer="layout" svg:width="0.256cm" svg:height="0.285cm" svg:x="8.854cm" svg:y="4.4cm" svg:viewBox="0 0 257 286" svg:d="M38 243c-2 9-6 23-6 27 0 10 9 16 18 16 8 0 20-6 24-18 2-2 23-88 25-99 5-22 16-65 20-83 3-7 21-37 36-52 5-3 23-20 50-20 16 0 18 5 27 8-20 3-32 18-32 34 0 11 6 23 23 23s34-14 34-38c0-21-19-41-52-41-41 0-68 31-81 49-5-29-27-49-57-49-29 0-42 25-47 36-11 22-20 59-20 61 0 7 7 7 9 7 5 0 5-2 11-14 11-45 23-76 45-76 11 0 20 6 20 29 0 13-2 20-9 54-13 49-26 97-38 146z">
                  <text:p/>
                </draw:path>
                <draw:path draw:style-name="gr2" draw:text-style-name="P2" draw:layer="layout" svg:width="0.325cm" svg:height="0.306cm" svg:x="9.156cm" svg:y="4.467cm" svg:viewBox="0 0 326 307" svg:d="M175 18c0-7 0-18-11-18s-11 11-11 18c0 89 0 179 0 268-45 0-90 0-135 0-7 0-18 0-18 11 0 10 9 10 18 10 97 0 194 0 291 0 8 0 17 0 17-10 0-11-9-11-17-11-44 0-89 0-134 0 0-89 0-179 0-268z">
                  <text:p/>
                </draw:path>
                <draw:path draw:style-name="gr2" draw:text-style-name="P2" draw:layer="layout" svg:width="0.42cm" svg:height="0.146cm" svg:x="9.759cm" svg:y="4.449cm" svg:viewBox="0 0 421 147" svg:d="M399 25c9 0 22 0 22-12 0-13-13-13-22-13-125 0-251 0-377 0-9 0-22 0-22 13 0 12 13 12 22 12 126 0 252 0 377 0zM399 147c9 0 22 0 22-12 0-13-13-13-22-13-125 0-251 0-377 0-9 0-22 0-22 13 0 12 13 12 22 12 126 0 252 0 377 0z">
                  <text:p/>
                </draw:path>
                <draw:path draw:style-name="gr2" draw:text-style-name="P2" draw:layer="layout" svg:width="0.575cm" svg:height="1.135cm" svg:x="10.461cm" svg:y="3.861cm" svg:viewBox="0 0 576 1136" svg:d="M223 1041c-45-158-90-315-135-473-29 34-59 68-88 102 4 3 7 6 11 9 14-16 29-33 43-50 48 169 96 338 144 507 22 0 22 0 27-16 116-365 231-730 347-1095 4-9 4-11 4-12 0-8-6-13-13-13-11 0-12 9-14 16-109 342-217 683-326 1025z">
                  <text:p/>
                </draw:path>
                <draw:path draw:style-name="gr2" draw:text-style-name="P2" draw:layer="layout" svg:width="3.272cm" svg:height="0.024cm" svg:x="11.024cm" svg:y="3.861cm" svg:viewBox="0 0 3273 25" svg:d="M1636 25c-546 0-1091 0-1636 0 0-8 0-17 0-25 1091 0 2182 0 3273 0 0 8 0 17 0 25-546 0-1092 0-1637 0z">
                  <text:p/>
                </draw:path>
                <draw:path draw:style-name="gr2" draw:text-style-name="P2" draw:layer="layout" svg:width="0.256cm" svg:height="0.285cm" svg:x="11.042cm" svg:y="4.4cm" svg:viewBox="0 0 257 286" svg:d="M38 243c-2 9-7 23-7 27 0 10 9 16 19 16 8 0 18-6 24-18 0-2 21-88 25-99 4-22 16-65 20-83 2-7 20-37 36-52 3-3 23-20 50-20 16 0 17 5 25 8-18 3-32 18-32 34 0 11 8 23 25 23s34-14 34-38c0-21-19-41-52-41-41 0-70 31-81 49-5-29-29-49-57-49-29 0-42 25-47 36-13 22-20 59-20 61 0 7 5 7 7 7 7 0 7-2 11-14 11-45 23-76 47-76 11 0 20 6 20 29 0 13-2 20-11 54-12 49-24 97-36 146z">
                  <text:p/>
                </draw:path>
                <draw:path draw:style-name="gr2" draw:text-style-name="P2" draw:layer="layout" svg:width="0.195cm" svg:height="0.292cm" svg:x="11.353cm" svg:y="4.204cm" svg:viewBox="0 0 196 293" svg:d="M196 212c-5 0-9 0-14 0-2 11-6 36-13 41-3 2-38 2-43 2-27 0-54 0-81 0 47-41 61-54 88-73 33-27 63-54 63-96 0-54-47-86-102-86-56 0-94 38-94 79 0 22 20 25 23 25 11 0 26-9 26-23 0-9-4-23-27-23 14-33 43-42 64-42 45 0 67 34 67 70 0 38-27 69-41 85-36 35-71 69-107 104-5 5-5 5-5 18 61 0 122 0 184 0 4-27 8-54 12-81z">
                  <text:p/>
                </draw:path>
                <draw:path draw:style-name="gr2" draw:text-style-name="P2" draw:layer="layout" svg:width="0.384cm" svg:height="0.024cm" svg:x="11.803cm" svg:y="4.51cm" svg:viewBox="0 0 385 25" svg:d="M363 25c11 0 22 0 22-12 0-13-11-13-22-13-113 0-227 0-341 0-11 0-22 0-22 13 0 12 11 12 22 12 114 0 228 0 341 0z">
                  <text:p/>
                </draw:path>
                <draw:path draw:style-name="gr2" draw:text-style-name="P2" draw:layer="layout" svg:width="0.145cm" svg:height="0.63cm" svg:x="12.445cm" svg:y="4.206cm" svg:viewBox="0 0 146 631" svg:d="M146 624c0-2 0-2-11-13-79-79-99-199-99-295 0-109 25-221 103-298 7-9 7-9 7-11 0-5-2-7-6-7-7 0-63 43-100 124-33 68-40 138-40 192 0 49 7 124 41 196 38 78 92 119 99 119 4 0 6-2 6-7z">
                  <text:p/>
                </draw:path>
                <draw:path draw:style-name="gr2" draw:text-style-name="P2" draw:layer="layout" svg:width="0.168cm" svg:height="0.096cm" svg:x="12.733cm" svg:y="4.242cm" svg:viewBox="0 0 169 97" svg:d="M85 0c-29 28-57 56-85 84 4 5 7 9 11 13 24-22 49-43 74-65 24 22 48 43 72 65 4-4 8-8 12-13-28-28-56-56-84-84z">
                  <text:p/>
                </draw:path>
                <draw:path draw:style-name="gr2" draw:text-style-name="P2" draw:layer="layout" svg:width="0.341cm" svg:height="0.285cm" svg:x="12.647cm" svg:y="4.4cm" svg:viewBox="0 0 342 286" svg:d="M38 243c-4 9-7 23-7 27 0 10 9 16 19 16 8 0 18-6 24-18 3-16 7-31 11-47 4-18 9-37 14-56 4-14 7-28 11-43 2-11 7-29 9-30 9-20 41-78 102-78 29 0 35 24 35 44 0 39-31 120-42 147-5 14-7 23-7 29 0 30 23 52 52 52 59 0 83-92 83-97 0-6-6-6-7-6-6 0-6 2-9 11-13 43-35 77-65 77-11 0-16-5-16-19 0-17 7-31 12-45 11-34 38-103 38-139 0-43-27-68-72-68-57 0-88 41-99 56-3-36-29-56-57-56-29 0-42 25-49 36-9 22-18 59-18 61 0 7 5 7 7 7 7 0 7-2 11-14 11-45 23-76 47-76 12 0 20 8 20 29 0 13-4 20-11 54-12 49-24 97-36 146z">
                  <text:p/>
                </draw:path>
                <draw:path draw:style-name="gr2" draw:text-style-name="P2" draw:layer="layout" svg:width="0.066cm" svg:height="0.066cm" svg:x="13.203cm" svg:y="4.488cm" svg:viewBox="0 0 67 67" svg:d="M67 34c0-20-16-34-35-34s-32 15-32 34 13 33 32 33 35-15 35-33z">
                  <text:p/>
                </draw:path>
                <draw:path draw:style-name="gr2" draw:text-style-name="P2" draw:layer="layout" svg:width="0.28cm" svg:height="0.123cm" svg:x="13.559cm" svg:y="4.229cm" svg:viewBox="0 0 281 124" svg:d="M225 75c-9 8-31 26-31 36 0 8 8 13 13 13s9-4 13-7c7-11 21-27 50-42 4-3 11-5 11-14 0-5-6-9-9-12-15-9-22-20-27-36 0-6-4-13-13-13s-12 7-12 13c0 3 5 23 16 36-72 0-143 0-214 0-11 0-22-1-22 12 0 14 11 14 22 14 67 0 135 0 203 0z">
                  <text:p/>
                </draw:path>
                <draw:path draw:style-name="gr2" draw:text-style-name="P2" draw:layer="layout" svg:width="0.256cm" svg:height="0.285cm" svg:x="13.482cm" svg:y="4.4cm" svg:viewBox="0 0 257 286" svg:d="M38 243c-2 9-6 23-6 27 0 10 9 16 18 16 8 0 20-6 24-18 2-2 23-88 25-99 5-22 16-65 20-83 3-7 21-37 36-52 5-3 23-20 50-20 16 0 18 5 27 8-20 3-32 18-32 34 0 11 6 23 23 23s34-14 34-38c0-21-19-41-52-41-41 0-68 31-81 49-5-29-27-49-57-49-29 0-42 25-47 36-11 22-20 59-20 61 0 7 7 7 9 7 5 0 7-2 11-14 11-45 23-76 45-76 11 0 20 6 20 29 0 13-2 20-9 54-13 49-26 97-38 146z">
                  <text:p/>
                </draw:path>
                <draw:path draw:style-name="gr2" draw:text-style-name="P2" draw:layer="layout" svg:width="0.145cm" svg:height="0.63cm" svg:x="13.804cm" svg:y="4.206cm" svg:viewBox="0 0 146 631" svg:d="M146 316c0-50-7-125-42-197-37-78-91-119-99-119-3 0-5 4-5 7 0 2 0 2 11 15 63 61 99 161 99 294 0 108-24 218-103 299-7 7-7 7-7 9 0 5 2 7 5 7 8 0 63-43 101-122 33-70 40-140 40-193z">
                  <text:p/>
                </draw:path>
                <draw:path draw:style-name="gr2" draw:text-style-name="P2" draw:layer="layout" svg:width="0.193cm" svg:height="0.292cm" svg:x="14.042cm" svg:y="4.069cm" svg:viewBox="0 0 194 293" svg:d="M194 212c-4 0-9 0-14 0-2 11-5 36-11 41-3 2-38 2-45 2-27 0-54 0-81 0 47-41 61-54 88-73 33-27 63-54 63-96 0-54-46-86-102-86s-92 38-92 79c0 22 18 23 23 23 11 0 24-7 24-23 0-7-4-23-27-23 14-31 45-40 65-40 45 0 68 34 68 70 0 38-29 69-43 85-36 35-71 69-106 104-4 4-4 5-4 18 61 0 121 0 182 0 4-27 8-54 12-81z">
                  <text:p/>
                </draw:path>
              </draw:g>
            </draw:g>
          </draw:g>
        </draw:g>
        <draw:path draw:style-name="gr10" draw:text-style-name="P1" draw:layer="layout" svg:width="1.972cm" svg:height="1.191cm" draw:transform="rotate (-0.165108147238664) translate (3.2cm 10.05cm)" svg:viewBox="0 0 1973 1192" svg:d="M0 0c1521 0 1973 1192 1973 1192">
          <text:p/>
        </draw:path>
        <draw:g>
          <svg:title>TexMaths</svg:title>
          <svg:desc>18§latex§$\varphi$§svg§600§FALSE§</svg:desc>
          <draw:g>
            <draw:path draw:style-name="gr6" draw:text-style-name="P4" draw:layer="layout" svg:width="0.323cm" svg:height="0.348cm" svg:x="3.37cm" svg:y="11.339cm" svg:viewBox="0 0 324 349" svg:d="M0 0c108 0 216 0 324 0 0 116 0 233 0 349-108 0-216 0-324 0 0-116 0-233 0-349z">
              <text:p/>
            </draw:path>
            <draw:path draw:style-name="gr2" draw:text-style-name="P2" draw:layer="layout" svg:width="0.355cm" svg:height="0.413cm" svg:x="3.37cm" svg:y="11.307cm" svg:viewBox="0 0 356 414" svg:d="M75 384c-3 9-3 9-3 12 0 14 12 18 17 18 4 0 17-2 24-16 2-5 5-25 21-115 6 0 11 2 22 2 104 0 200-99 200-199 0-48-25-86-71-86-92 0-129 122-167 244-68-13-102-47-102-93 0-17 14-86 52-129 5-6 5-8 5-9 0-2-1-6-9-6-16 0-64 92-64 151s41 105 107 120c-10 35-21 70-32 106zM161 247c-5 0-7 0-11 0-9 0-9 0-9-3 5-22 11-58 13-67 20-80 68-141 125-141 43 0 59 34 59 64 0 72-80 147-177 147z">
              <text:p/>
            </draw:path>
          </draw:g>
        </draw:g>
        <draw:g>
          <svg:title>TexMaths</svg:title>
          <svg:desc>18§latex§\begin{equation*}
\begin{split}
r_{\perp}&amp;=\sqrt{r^{2}-\left(\hat{n}\cdot\vec{r}\right)^{2}} \\
&amp;\vphantom{\sqrt{r^{2}-\left(\hat{n}\cdot\vec{r}\right)^{2}}}
=r\,|\hat{n}|\,\sin\varphi \\
&amp;\vphantom{\sqrt{r^{2}-\left(\hat{n}\cdot\vec{r}\right)^{2}}}
=\left|\vec{r}\times\hat{n}\right| \\
\end{split}
\end{equation*}§svg§600§TRUE§</svg:desc>
          <draw:g>
            <draw:path draw:style-name="gr2" draw:text-style-name="P2" draw:layer="layout" svg:width="0.256cm" svg:height="0.287cm" svg:x="11.56cm" svg:y="11.133cm" svg:viewBox="0 0 257 288" svg:d="M38 243c-2 9-6 23-6 27 0 11 9 18 18 18 8 0 18-6 24-18 2-4 23-88 25-101 5-20 16-65 20-81 3-9 20-39 36-52 5-5 23-22 50-22 16 0 25 8 27 8-20 3-32 19-32 36 0 9 6 21 23 21s34-14 34-38c0-21-19-41-52-41-41 0-68 32-81 49-5-27-27-49-57-49-29 0-42 25-47 36-11 22-20 59-20 63 0 5 5 4 7 5 7 0 7 0 11-14 11-45 23-76 47-76 11 0 20 6 20 29 0 15-2 22-11 54-12 49-24 97-36 146z">
              <text:p/>
            </draw:path>
            <draw:path draw:style-name="gr2" draw:text-style-name="P2" draw:layer="layout" svg:width="0.326cm" svg:height="0.305cm" svg:x="11.86cm" svg:y="11.202cm" svg:viewBox="0 0 327 306" svg:d="M175 16c0-5 0-16-11-16s-11 9-11 16c0 90 0 179 0 268-45 0-90 0-135 0-5 0-18 0-18 11s11 11 18 11c97 0 194 0 291 0 8 0 18 0 18-11s-9-11-18-11c-44 0-89 0-134 0 0-89 0-178 0-268z">
              <text:p/>
            </draw:path>
            <draw:path draw:style-name="gr2" draw:text-style-name="P2" draw:layer="layout" svg:width="0.42cm" svg:height="0.147cm" svg:x="12.465cm" svg:y="11.182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2" draw:text-style-name="P2" draw:layer="layout" svg:width="0.575cm" svg:height="1.136cm" svg:x="13.167cm" svg:y="10.563cm" svg:viewBox="0 0 576 1137" svg:d="M223 1043c-45-158-90-316-135-475-29 35-59 69-88 103 4 4 7 7 11 11 14-17 27-34 41-51 49 169 97 337 146 506 22 0 22 0 27-14 116-366 231-732 347-1098 4-9 3-8 4-12 0-8-6-13-13-13-11 0-12 9-14 16-109 343-217 685-326 1027z">
              <text:p/>
            </draw:path>
            <draw:path draw:style-name="gr2" draw:text-style-name="P2" draw:layer="layout" svg:width="3.272cm" svg:height="0.024cm" svg:x="13.73cm" svg:y="10.563cm" svg:viewBox="0 0 3273 25" svg:d="M0 0c1091 0 2182 0 3273 0 0 8 0 17 0 25-1091 0-2182 0-3273 0 0-8 0-17 0-25z">
              <text:p/>
            </draw:path>
            <draw:path draw:style-name="gr2" draw:text-style-name="P2" draw:layer="layout" svg:width="0.256cm" svg:height="0.287cm" svg:x="13.748cm" svg:y="11.133cm" svg:viewBox="0 0 257 288" svg:d="M38 243c-2 9-7 23-7 27 0 11 9 18 19 18 8 0 18-6 24-18 0-4 21-88 25-101 4-20 16-65 20-81 2-9 20-39 36-52 3-5 23-22 50-22 16 0 17 5 25 8-18 3-32 19-32 36 0 9 8 21 25 21s34-14 34-38c0-21-19-41-52-41-41 0-70 32-81 49-5-27-29-49-57-49-29 0-42 25-47 36-13 22-20 59-20 63 0 5 5 5 7 5 7 0 7 0 11-14 11-45 23-76 47-76 11 0 20 6 20 29 0 15-2 22-11 54-12 49-24 97-36 146z">
              <text:p/>
            </draw:path>
            <draw:path draw:style-name="gr2" draw:text-style-name="P2" draw:layer="layout" svg:width="0.195cm" svg:height="0.292cm" svg:x="14.059cm" svg:y="10.937cm" svg:viewBox="0 0 196 293" svg:d="M196 212c-5 0-9 0-14 0-2 11-6 36-13 42-3 1-38 1-43 1-27 0-54 0-81 0 47-41 61-52 88-73 33-25 63-54 63-96 0-54-47-86-102-86-56 0-94 38-94 79 0 24 20 25 23 25 11 0 26-7 26-23 0-9-4-23-27-23 14-33 43-42 64-42 45 0 67 34 67 70 0 38-27 69-41 85-36 35-71 71-107 106-5 4-5 4-5 16 61 0 122 0 184 0 4-27 8-54 12-81z">
              <text:p/>
            </draw:path>
            <draw:path draw:style-name="gr2" draw:text-style-name="P2" draw:layer="layout" svg:width="0.386cm" svg:height="0.024cm" svg:x="14.509cm" svg:y="11.243cm" svg:viewBox="0 0 387 25" svg:d="M363 25c11 0 24 0 24-12 0-13-13-13-24-13-113 0-227 0-341 0-11 0-22 0-22 13 0 12 11 12 22 12 114 0 228 0 341 0z">
              <text:p/>
            </draw:path>
            <draw:path draw:style-name="gr2" draw:text-style-name="P2" draw:layer="layout" svg:width="0.145cm" svg:height="0.63cm" svg:x="15.151cm" svg:y="10.939cm" svg:viewBox="0 0 146 631" svg:d="M146 626c0-2 0-4-11-14-79-80-99-198-99-295 0-110 25-220 103-299 7-7 7-9 7-11 0-5-2-7-6-7-7 0-63 43-100 124-33 68-40 139-40 193 0 48 7 126 41 196 38 79 92 118 99 118 4 0 6-1 6-5z">
              <text:p/>
            </draw:path>
            <draw:path draw:style-name="gr2" draw:text-style-name="P2" draw:layer="layout" svg:width="0.168cm" svg:height="0.096cm" svg:x="15.439cm" svg:y="10.975cm" svg:viewBox="0 0 169 97" svg:d="M85 0c-29 29-57 58-85 86 4 4 7 8 11 11 24-21 49-43 74-65 24 22 49 44 73 65 4-3 8-7 11-11-28-28-56-57-84-86z">
              <text:p/>
            </draw:path>
            <draw:path draw:style-name="gr2" draw:text-style-name="P2" draw:layer="layout" svg:width="0.341cm" svg:height="0.287cm" svg:x="15.353cm" svg:y="11.133cm" svg:viewBox="0 0 342 288" svg:d="M38 243c-2 9-7 23-7 27 0 11 9 18 19 18 8 0 18-6 24-18 0-2 7-33 11-47 4-19 9-38 14-57 4-15 7-27 11-42 2-11 7-30 9-32 9-20 43-78 102-78 29 0 35 24 35 45 0 40-31 119-42 148-5 14-5 21-5 29 0 28 21 52 50 52 59 0 83-94 83-99 0-6-6-6-7-6-6 0-6 2-9 11-13 43-35 79-65 79-11 0-14-7-14-21 0-16 5-31 10-45 13-32 38-103 38-139 0-43-27-68-72-68-57 0-88 41-99 56-3-36-29-56-57-56-29 0-42 25-49 36-9 22-18 59-18 63 0 5 5 5 7 5 7 0 7 0 11-14 11-45 23-76 47-76 12 0 20 9 20 29 0 15-2 22-11 54-12 49-24 97-36 146z">
              <text:p/>
            </draw:path>
            <draw:path draw:style-name="gr2" draw:text-style-name="P2" draw:layer="layout" svg:width="0.066cm" svg:height="0.066cm" svg:x="15.909cm" svg:y="11.221cm" svg:viewBox="0 0 67 67" svg:d="M67 34c0-18-14-34-33-34s-34 16-34 34 15 33 34 33 33-15 33-33z">
              <text:p/>
            </draw:path>
            <draw:path draw:style-name="gr2" draw:text-style-name="P2" draw:layer="layout" svg:width="0.28cm" svg:height="0.123cm" svg:x="16.265cm" svg:y="10.962cm" svg:viewBox="0 0 281 124" svg:d="M225 76c-9 7-31 25-31 36 0 7 8 12 13 12 7 0 9-3 13-7 7-9 21-27 50-41 3-2 11-6 11-13s-6-11-9-13c-15-10-22-21-25-36-2-7-7-14-15-14s-12 7-12 13c0 3 5 23 16 37-72 0-143 0-214 0-11 0-22 0-22 13s11 13 22 13c67 0 135 0 203 0z">
              <text:p/>
            </draw:path>
            <draw:path draw:style-name="gr2" draw:text-style-name="P2" draw:layer="layout" svg:width="0.256cm" svg:height="0.287cm" svg:x="16.19cm" svg:y="11.133cm" svg:viewBox="0 0 257 288" svg:d="M36 243c-2 9-5 23-5 27 0 11 9 18 18 18s19-6 23-18c2-4 23-88 25-101 6-20 18-65 22-81 2-9 20-39 34-52 5-5 23-22 50-22 18 0 18 5 27 8-18 3-32 19-32 36 0 9 6 21 23 21s36-14 36-38c0-21-21-41-54-41-39 0-68 32-81 49-3-27-27-49-57-49-29 0-40 25-47 36-11 22-18 59-18 63 0 5 5 5 7 5 6 0 7 0 11-14 11-45 23-76 45-76 11 0 20 6 20 29 0 15-2 22-9 54-13 49-25 97-38 146z">
              <text:p/>
            </draw:path>
            <draw:path draw:style-name="gr2" draw:text-style-name="P2" draw:layer="layout" svg:width="0.145cm" svg:height="0.63cm" svg:x="16.51cm" svg:y="10.939cm" svg:viewBox="0 0 146 631" svg:d="M146 317c0-51-7-126-42-198-37-78-91-119-99-119-3 0-5 4-5 7 0 2 0 4 11 15 63 63 99 161 99 295 0 108-24 219-103 298-7 7-7 9-7 11 0 4 2 5 5 5 8 0 63-41 101-122 33-70 40-140 40-192z">
              <text:p/>
            </draw:path>
            <draw:path draw:style-name="gr2" draw:text-style-name="P2" draw:layer="layout" svg:width="0.195cm" svg:height="0.292cm" svg:x="16.747cm" svg:y="10.802cm" svg:viewBox="0 0 196 293" svg:d="M196 212c-5 0-11 0-16 0-2 11-5 36-11 42-3 1-38 1-45 1-27 0-54 0-81 0 47-41 63-54 88-73 35-27 65-54 65-96 0-54-47-86-104-86-54 0-92 38-92 79 0 22 18 25 23 25 11 0 24-9 24-23 0-9-4-23-27-23 14-33 45-42 65-42 45 0 68 34 68 70 0 38-29 69-41 85-36 35-72 69-108 104-4 6-4 6-4 18 61 0 121 0 182 0 5-27 9-54 14-81z">
              <text:p/>
            </draw:path>
            <draw:path draw:style-name="gr2" draw:text-style-name="P2" draw:layer="layout" svg:width="0.42cm" svg:height="0.147cm" svg:x="12.465cm" svg:y="12.598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2" draw:text-style-name="P2" draw:layer="layout" svg:width="0.256cm" svg:height="0.285cm" svg:x="13.115cm" svg:y="12.549cm" svg:viewBox="0 0 257 286" svg:d="M38 243c-2 9-6 23-6 27 0 11 9 16 18 16 8 0 20-5 24-18 2-2 23-88 25-99 5-21 16-65 22-83 1-7 19-37 34-50 5-5 23-22 50-22 16 0 18 5 27 8-18 3-32 18-32 34 0 11 6 23 23 23s34-14 34-38c0-21-19-41-52-41-41 0-68 31-81 49-3-29-27-49-57-49-29 0-42 25-47 36-11 22-20 59-20 61 0 7 7 7 9 7 5 0 7-1 11-14 11-45 23-76 45-76 11 0 20 6 20 29 0 13-2 20-9 54-13 49-26 97-38 146z">
              <text:p/>
            </draw:path>
            <draw:path draw:style-name="gr2" draw:text-style-name="P2" draw:layer="layout" svg:width="0.024cm" svg:height="0.63cm" svg:x="13.581cm" svg:y="12.355cm" svg:viewBox="0 0 25 631" svg:d="M25 23c0-12 0-23-12-23-13 0-13 11-13 23 0 196 0 391 0 587 0 11 0 21 13 21 12 0 12-10 12-21 0-196 0-391 0-587z">
              <text:p/>
            </draw:path>
            <draw:path draw:style-name="gr2" draw:text-style-name="P2" draw:layer="layout" svg:width="0.168cm" svg:height="0.096cm" svg:x="13.786cm" svg:y="12.391cm" svg:viewBox="0 0 169 97" svg:d="M85 0c-29 28-57 56-85 85 4 4 7 8 11 12 24-21 49-43 74-65 24 22 49 44 73 65 4-4 8-8 11-12-28-29-56-57-84-85z">
              <text:p/>
            </draw:path>
            <draw:path draw:style-name="gr2" draw:text-style-name="P2" draw:layer="layout" svg:width="0.341cm" svg:height="0.285cm" svg:x="13.699cm" svg:y="12.549cm" svg:viewBox="0 0 342 286" svg:d="M38 243c-2 9-7 23-7 27 0 11 9 16 19 16 8 0 18-5 24-18 3-16 7-31 11-47 4-18 9-37 14-55 4-15 7-29 11-44 2-10 7-28 9-30 9-20 43-78 102-78 29 0 35 24 35 45 0 38-31 119-42 146-5 14-5 23-5 29 0 30 21 52 50 52 59 0 83-92 83-97 0-6-6-6-7-6-6 0-6 2-9 11-13 43-35 79-65 79-11 0-14-7-14-21 0-16 5-31 10-45 13-34 38-103 38-139 0-43-27-68-72-68-57 0-88 41-99 56-3-36-29-56-57-56-29 0-42 25-49 36-9 22-18 59-18 61 0 7 5 7 7 7 7 0 7-1 11-14 11-45 23-76 47-76 12 0 20 8 20 29 0 13-2 20-11 54-12 49-24 97-36 146z">
              <text:p/>
            </draw:path>
            <draw:path draw:style-name="gr2" draw:text-style-name="P2" draw:layer="layout" svg:width="0.026cm" svg:height="0.63cm" svg:x="14.135cm" svg:y="12.355cm" svg:viewBox="0 0 27 631" svg:d="M27 23c0-12-1-23-14-23-14 0-13 11-13 23 0 196 0 391 0 587 0 11-1 21 13 21 13 0 14-10 14-21 0-196 0-391 0-587z">
              <text:p/>
            </draw:path>
            <draw:path draw:style-name="gr2" draw:text-style-name="P2" draw:layer="layout" svg:width="0.206cm" svg:height="0.289cm" svg:x="14.468cm" svg:y="12.545cm" svg:viewBox="0 0 207 290" svg:d="M110 160c14 4 66 13 66 59 0 33-21 58-72 58-52 0-75-36-88-90-2-9-2-11-7-11-9 0-9 4-9 16 0 28 0 56 0 83 0 11 0 15 7 15 4 0 4 0 16-13 5-5 0-2 13-14 27 27 56 27 68 27 74 0 103-42 103-89 0-32-20-52-27-59-20-20-45-25-72-30-36-8-77-15-77-53 0-21 16-46 70-46 70 0 74 55 74 75 1 6 7 6 9 6 7 0 7-2 7-15 0-21 0-42 0-63 0-11 0-16-7-16-4 0-4 0-13 7-2 4-7 9-11 11-23-18-50-18-59-18-78 0-101 43-101 77 0 24 11 40 27 54 20 17 38 20 83 29z">
              <text:p/>
            </draw:path>
            <draw:path draw:style-name="gr2" draw:text-style-name="P2" draw:layer="layout" svg:width="0.134cm" svg:height="0.422cm" svg:x="14.718cm" svg:y="12.405cm" svg:viewBox="0 0 135 423" svg:d="M90 144c-29 2-59 5-88 7 0 7 0 13 0 20 41 0 47 4 47 34 0 57 0 114 0 171 0 29-8 29-49 29 0 6 0 12 0 18 20 0 54-2 68-2 24 0 45 2 67 2 0-6 0-12 0-18-41 0-45-4-45-29 0-77 0-155 0-232zM94 34c0-20-17-34-35-34-19 0-34 18-34 34 0 18 15 34 34 34 18 0 35-14 35-34z">
              <text:p/>
            </draw:path>
            <draw:path draw:style-name="gr2" draw:text-style-name="P2" draw:layer="layout" svg:width="0.317cm" svg:height="0.278cm" svg:x="14.892cm" svg:y="12.549cm" svg:viewBox="0 0 318 279" svg:d="M49 63c0 56 0 113 0 169 0 29-8 29-49 29 0 6 0 12 0 18 22 0 54-2 72-2 16 0 49 2 70 2 0-6 0-12 0-18-43 0-50 0-50-29 0-39 0-78 0-117 0-65 45-101 86-101 40 0 47 35 47 71 0 49 0 98 0 147 0 29-7 29-49 29 0 6 0 12 0 18 22 0 54-2 71-2 16 0 50 2 71 2 0-6 0-12 0-18-34 0-48 0-50-20 0-40 0-80 0-120 0-54 0-74-20-98-9-10-28-23-66-23-45 0-76 27-94 67 0-23 0-45 0-67-29 2-59 5-88 7 0 7 0 13 0 20 43 0 49 4 49 36z">
              <text:p/>
            </draw:path>
            <draw:path draw:style-name="gr2" draw:text-style-name="P2" draw:layer="layout" svg:width="0.359cm" svg:height="0.416cm" svg:x="15.36cm" svg:y="12.549cm" svg:viewBox="0 0 360 417" svg:d="M76 387c-2 9-4 9-4 12 0 15 13 18 20 18 2 0 16-1 23-16 2-5 4-27 22-115 5 0 9 0 20 0 106 0 203-99 203-198 0-50-25-88-72-88-92 0-130 122-167 246-69-12-105-48-105-93 0-18 15-88 52-131 6-6 4-5 6-8 0-3-2-7-7-7-18 0-67 92-67 153 0 59 41 104 110 121-12 35-23 70-34 106zM164 250c-6 0-7 0-13 0-7 0-7-2-7-4 0-1 11-57 13-68 19-81 68-140 124-140 45 0 61 34 61 63 0 72-81 149-178 149z">
              <text:p/>
            </draw:path>
            <draw:path draw:style-name="gr2" draw:text-style-name="P2" draw:layer="layout" svg:width="0.42cm" svg:height="0.147cm" svg:x="12.465cm" svg:y="14.012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2" draw:text-style-name="P2" draw:layer="layout" svg:width="0.024cm" svg:height="0.63cm" svg:x="13.172cm" svg:y="13.771cm" svg:viewBox="0 0 25 631" svg:d="M25 22c0-11 0-22-12-22-13 0-13 11-13 22 0 195 0 391 0 586 0 13 0 23 13 23 12 0 12-10 12-23 0-195 0-391 0-586z">
              <text:p/>
            </draw:path>
            <draw:path draw:style-name="gr2" draw:text-style-name="P2" draw:layer="layout" svg:width="0.278cm" svg:height="0.125cm" svg:x="13.368cm" svg:y="13.792cm" svg:viewBox="0 0 279 126" svg:d="M223 76c-9 9-29 27-29 37 0 6 6 13 13 13 5 0 9-5 13-9 7-9 21-27 48-40 5-3 11-7 11-14 0-5-4-9-9-13-13-9-20-19-25-36-2-5-4-14-13-14s-12 9-12 14c0 4 5 24 14 36-71 0-142 0-212 0-11 0-22 0-22 13s11 13 22 13c67 0 134 0 201 0z">
              <text:p/>
            </draw:path>
            <draw:path draw:style-name="gr2" draw:text-style-name="P2" draw:layer="layout" svg:width="0.256cm" svg:height="0.285cm" svg:x="13.291cm" svg:y="13.965cm" svg:viewBox="0 0 257 286" svg:d="M38 241c-2 11-6 25-6 29 0 11 9 16 18 16 8 0 18-5 24-18 2-2 21-88 25-99 5-21 16-65 20-83 3-7 20-37 36-52 5-3 23-20 50-20 16 0 25 8 27 8-20 3-34 18-34 34 0 11 8 23 25 23s34-16 34-38c0-23-19-41-52-41-41 0-68 31-81 49-5-29-29-49-57-49-29 0-42 25-47 36-11 22-20 59-20 61 0 7 5 5 7 7 7 0 7-1 11-16 11-43 23-74 47-74 11 0 20 4 20 29 0 13-2 20-11 52-12 49-24 97-36 146z">
              <text:p/>
            </draw:path>
            <draw:path draw:style-name="gr2" draw:text-style-name="P2" draw:layer="layout" svg:width="0.305cm" svg:height="0.303cm" svg:x="13.809cm" svg:y="13.934cm" svg:viewBox="0 0 306 304" svg:d="M153 135c-42-42-84-84-126-126-9-9-9-9-14-9-8 0-13 5-13 13 0 3 2 5 7 12 43 42 85 84 128 126-43 43-85 85-128 128-5 7-7 9-7 12 0 8 5 13 13 13 5 0 5-2 14-9 42-42 84-84 126-126 43 44 86 88 129 131 2 0 6 4 11 4 7 0 13-5 13-13 0-1 0-3-2-7-2-2-102-101-133-133 38-38 77-77 115-115 4-4 13-13 16-16 1-3 4-4 4-7 0-8-6-13-13-13-5 0-9 2-14 9-42 42-84 84-126 126z">
              <text:p/>
            </draw:path>
            <draw:path draw:style-name="gr2" draw:text-style-name="P2" draw:layer="layout" svg:width="0.168cm" svg:height="0.098cm" svg:x="14.453cm" svg:y="13.805cm" svg:viewBox="0 0 169 99" svg:d="M85 0c-29 29-57 58-85 86 4 5 7 9 11 13 24-22 49-43 74-65 24 22 49 43 73 65 4-4 8-8 11-13-28-28-56-57-84-86z">
              <text:p/>
            </draw:path>
            <draw:path draw:style-name="gr2" draw:text-style-name="P2" draw:layer="layout" svg:width="0.341cm" svg:height="0.285cm" svg:x="14.367cm" svg:y="13.965cm" svg:viewBox="0 0 342 286" svg:d="M38 241c-2 11-7 25-7 29 0 11 9 16 19 16 8 0 18-5 24-18 3-16 7-31 11-47 4-18 9-37 14-55 4-15 7-29 11-44 2-10 7-28 9-30 9-20 41-78 102-78 29 0 35 24 35 44 0 39-31 120-42 147-5 14-7 22-7 29 0 30 23 52 52 52 59 0 83-92 83-97 0-7-6-7-7-7-6 0-6 3-9 12-13 43-35 78-65 78-11 0-14-6-14-20 0-16 5-31 10-45 13-34 38-103 38-139 0-43-27-68-72-68-57 0-88 40-99 56-3-36-29-56-57-56-29 0-42 25-49 36-9 22-18 59-18 61 0 7 5 7 7 7 7 0 7-1 11-16 11-43 23-74 47-74 12 0 20 8 20 29 0 13-2 20-11 52-12 49-24 97-36 146z">
              <text:p/>
            </draw:path>
            <draw:path draw:style-name="gr2" draw:text-style-name="P2" draw:layer="layout" svg:width="0.024cm" svg:height="0.63cm" svg:x="14.802cm" svg:y="13.771cm" svg:viewBox="0 0 25 631" svg:d="M25 22c0-11 0-22-12-22-13 0-13 11-13 22 0 195 0 391 0 586 0 13 0 23 13 23 12 0 12-10 12-23 0-195 0-391 0-58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0-13T21:46:17.074100550</dc:date>
    <meta:editing-duration>PT2H2M2S</meta:editing-duration>
    <meta:editing-cycles>26</meta:editing-cycles>
    <meta:generator>LibreOffice/7.3.7.2$Linux_X86_64 LibreOffice_project/30$Build-2</meta:generator>
    <meta:document-statistic meta:object-count="94"/>
  </office:meta>
</office:document-meta>
</file>